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3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eeSize-Jakub Nowosielski" table:style-name="ta1">
        <table:shapes>
          <draw:frame draw:z-index="0" draw:style-name="gr1" draw:text-style-name="P1" svg:width="282.06mm" svg:height="165.14mm" svg:x="32.38mm" svg:y="4.52mm">
            <draw:object draw:notify-on-update-of-ranges="'TreeSize-Jakub Nowosielski'.A1:'TreeSize-Jakub Nowosielski'.A1200 'TreeSize-Jakub Nowosielski'.B1:'TreeSize-Jakub Nowosielski'.B1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5.681" calcext:value-type="float">
            <text:p>35,6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6.213" calcext:value-type="float">
            <text:p>36,2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6.478" calcext:value-type="float">
            <text:p>36,4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6.146" calcext:value-type="float">
            <text:p>36,1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.475" calcext:value-type="float">
            <text:p>37,4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5.88" calcext:value-type="float">
            <text:p>35,8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6.478" calcext:value-type="float">
            <text:p>36,47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6.412" calcext:value-type="float">
            <text:p>36,41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.478" calcext:value-type="float">
            <text:p>36,4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5.15" calcext:value-type="float">
            <text:p>35,1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5.548" calcext:value-type="float">
            <text:p>35,5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6.478" calcext:value-type="float">
            <text:p>36,47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6.213" calcext:value-type="float">
            <text:p>36,2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7.276" calcext:value-type="float">
            <text:p>37,27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6.478" calcext:value-type="float">
            <text:p>36,4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5.15" calcext:value-type="float">
            <text:p>35,1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6.478" calcext:value-type="float">
            <text:p>36,47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6.146" calcext:value-type="float">
            <text:p>36,14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5.15" calcext:value-type="float">
            <text:p>35,1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5.349" calcext:value-type="float">
            <text:p>35,34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6.146" calcext:value-type="float">
            <text:p>36,14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7.475" calcext:value-type="float">
            <text:p>37,4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6.412" calcext:value-type="float">
            <text:p>36,4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5.15" calcext:value-type="float">
            <text:p>35,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5.415" calcext:value-type="float">
            <text:p>35,4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6.213" calcext:value-type="float">
            <text:p>36,21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7.475" calcext:value-type="float">
            <text:p>37,4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6.412" calcext:value-type="float">
            <text:p>36,41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5.282" calcext:value-type="float">
            <text:p>35,28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6.213" calcext:value-type="float">
            <text:p>36,2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.412" calcext:value-type="float">
            <text:p>36,4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7.475" calcext:value-type="float">
            <text:p>37,4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5.017" calcext:value-type="float">
            <text:p>35,0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6.213" calcext:value-type="float">
            <text:p>36,21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7.475" calcext:value-type="float">
            <text:p>37,47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.478" calcext:value-type="float">
            <text:p>36,47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5.282" calcext:value-type="float">
            <text:p>35,28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5.748" calcext:value-type="float">
            <text:p>35,7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.15" calcext:value-type="float">
            <text:p>35,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5.681" calcext:value-type="float">
            <text:p>35,68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5.349" calcext:value-type="float">
            <text:p>35,34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5.15" calcext:value-type="float">
            <text:p>35,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5.681" calcext:value-type="float">
            <text:p>35,68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.475" calcext:value-type="float">
            <text:p>37,4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5.482" calcext:value-type="float">
            <text:p>35,48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5.216" calcext:value-type="float">
            <text:p>35,2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5.482" calcext:value-type="float">
            <text:p>35,48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7.276" calcext:value-type="float">
            <text:p>37,27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6.013" calcext:value-type="float">
            <text:p>36,01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5.814" calcext:value-type="float">
            <text:p>35,81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6.013" calcext:value-type="float">
            <text:p>36,0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6.013" calcext:value-type="float">
            <text:p>36,0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5.947" calcext:value-type="float">
            <text:p>35,94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6.013" calcext:value-type="float">
            <text:p>36,0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6.213" calcext:value-type="float">
            <text:p>36,2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7.475" calcext:value-type="float">
            <text:p>37,47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7.475" calcext:value-type="float">
            <text:p>37,4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7.276" calcext:value-type="float">
            <text:p>37,2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6.013" calcext:value-type="float">
            <text:p>36,01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5.88" calcext:value-type="float">
            <text:p>35,8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5.88" calcext:value-type="float">
            <text:p>35,8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.804" calcext:value-type="float">
            <text:p>38,8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6.08" calcext:value-type="float">
            <text:p>36,0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5.947" calcext:value-type="float">
            <text:p>35,94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6.08" calcext:value-type="float">
            <text:p>36,0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7.276" calcext:value-type="float">
            <text:p>37,2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.738" calcext:value-type="float">
            <text:p>38,7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5.681" calcext:value-type="float">
            <text:p>35,68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6.146" calcext:value-type="float">
            <text:p>36,1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5.947" calcext:value-type="float">
            <text:p>35,94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5.482" calcext:value-type="float">
            <text:p>35,48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6.213" calcext:value-type="float">
            <text:p>36,2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.013" calcext:value-type="float">
            <text:p>36,0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7.276" calcext:value-type="float">
            <text:p>37,27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6.213" calcext:value-type="float">
            <text:p>36,2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7.276" calcext:value-type="float">
            <text:p>37,27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6.146" calcext:value-type="float">
            <text:p>36,14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7.475" calcext:value-type="float">
            <text:p>37,47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7.475" calcext:value-type="float">
            <text:p>37,47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.475" calcext:value-type="float">
            <text:p>37,4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738" calcext:value-type="float">
            <text:p>38,7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87" calcext:value-type="float">
            <text:p>38,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804" calcext:value-type="float">
            <text:p>38,8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87" calcext:value-type="float">
            <text:p>38,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7.475" calcext:value-type="float">
            <text:p>37,47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87" calcext:value-type="float">
            <text:p>38,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.07" calcext:value-type="float">
            <text:p>39,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.07" calcext:value-type="float">
            <text:p>39,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.87" calcext:value-type="float">
            <text:p>38,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87" calcext:value-type="float">
            <text:p>38,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738" calcext:value-type="float">
            <text:p>38,7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804" calcext:value-type="float">
            <text:p>38,8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7.276" calcext:value-type="float">
            <text:p>37,2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.003" calcext:value-type="float">
            <text:p>39,0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9.07" calcext:value-type="float">
            <text:p>39,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.07" calcext:value-type="float">
            <text:p>39,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738" calcext:value-type="float">
            <text:p>38,7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8.738" calcext:value-type="float">
            <text:p>38,7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.937" calcext:value-type="float">
            <text:p>38,9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9.003" calcext:value-type="float">
            <text:p>39,0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.003" calcext:value-type="float">
            <text:p>39,0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8.738" calcext:value-type="float">
            <text:p>38,7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.738" calcext:value-type="float">
            <text:p>38,7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8.804" calcext:value-type="float">
            <text:p>38,8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7.276" calcext:value-type="float">
            <text:p>37,27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475" calcext:value-type="float">
            <text:p>37,4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.804" calcext:value-type="float">
            <text:p>38,8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.804" calcext:value-type="float">
            <text:p>38,8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738" calcext:value-type="float">
            <text:p>38,7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.804" calcext:value-type="float">
            <text:p>38,8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804" calcext:value-type="float">
            <text:p>38,8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.87" calcext:value-type="float">
            <text:p>38,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9.07" calcext:value-type="float">
            <text:p>39,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.136" calcext:value-type="float">
            <text:p>39,1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804" calcext:value-type="float">
            <text:p>38,8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738" calcext:value-type="float">
            <text:p>38,7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.804" calcext:value-type="float">
            <text:p>38,8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87" calcext:value-type="float">
            <text:p>38,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.07" calcext:value-type="float">
            <text:p>39,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738" calcext:value-type="float">
            <text:p>38,7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8.272" calcext:value-type="float">
            <text:p>38,2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.538" calcext:value-type="float">
            <text:p>38,5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8.14" calcext:value-type="float">
            <text:p>38,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.206" calcext:value-type="float">
            <text:p>38,2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.605" calcext:value-type="float">
            <text:p>38,6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671" calcext:value-type="float">
            <text:p>38,6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405" calcext:value-type="float">
            <text:p>38,4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.073" calcext:value-type="float">
            <text:p>38,0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.472" calcext:value-type="float">
            <text:p>38,4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.339" calcext:value-type="float">
            <text:p>38,3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.874" calcext:value-type="float">
            <text:p>37,8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608" calcext:value-type="float">
            <text:p>37,6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674" calcext:value-type="float">
            <text:p>37,6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741" calcext:value-type="float">
            <text:p>37,7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276" calcext:value-type="float">
            <text:p>37,2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276" calcext:value-type="float">
            <text:p>37,2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542" calcext:value-type="float">
            <text:p>37,5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7.342" calcext:value-type="float">
            <text:p>37,3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.478" calcext:value-type="float">
            <text:p>36,4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.412" calcext:value-type="float">
            <text:p>36,4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.146" calcext:value-type="float">
            <text:p>36,1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.146" calcext:value-type="float">
            <text:p>36,1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.412" calcext:value-type="float">
            <text:p>36,4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.146" calcext:value-type="float">
            <text:p>36,1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.146" calcext:value-type="float">
            <text:p>36,1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.877" calcext:value-type="float">
            <text:p>36,8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.08" calcext:value-type="float">
            <text:p>36,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.213" calcext:value-type="float">
            <text:p>36,2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.478" calcext:value-type="float">
            <text:p>36,4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412" calcext:value-type="float">
            <text:p>36,4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478" calcext:value-type="float">
            <text:p>36,4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944" calcext:value-type="float">
            <text:p>36,9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43" calcext:value-type="float">
            <text:p>37,1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.681" calcext:value-type="float">
            <text:p>35,6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.346" calcext:value-type="float">
            <text:p>36,3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.478" calcext:value-type="float">
            <text:p>36,4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.611" calcext:value-type="float">
            <text:p>36,6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.744" calcext:value-type="float">
            <text:p>36,7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.412" calcext:value-type="float">
            <text:p>36,4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412" calcext:value-type="float">
            <text:p>36,4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478" calcext:value-type="float">
            <text:p>36,4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545" calcext:value-type="float">
            <text:p>36,5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811" calcext:value-type="float">
            <text:p>36,8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076" calcext:value-type="float">
            <text:p>37,0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209" calcext:value-type="float">
            <text:p>37,2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.88" calcext:value-type="float">
            <text:p>35,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.814" calcext:value-type="float">
            <text:p>35,8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5.947" calcext:value-type="float">
            <text:p>35,9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.013" calcext:value-type="float">
            <text:p>36,0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.013" calcext:value-type="float">
            <text:p>36,0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.013" calcext:value-type="float">
            <text:p>36,0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.15" calcext:value-type="float">
            <text:p>35,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15" calcext:value-type="float">
            <text:p>35,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15" calcext:value-type="float">
            <text:p>35,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.08" calcext:value-type="float">
            <text:p>36,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5.615" calcext:value-type="float">
            <text:p>35,6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5.615" calcext:value-type="float">
            <text:p>35,6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615" calcext:value-type="float">
            <text:p>35,6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615" calcext:value-type="float">
            <text:p>35,6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.017" calcext:value-type="float">
            <text:p>35,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.017" calcext:value-type="float">
            <text:p>35,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.017" calcext:value-type="float">
            <text:p>35,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.017" calcext:value-type="float">
            <text:p>35,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.017" calcext:value-type="float">
            <text:p>35,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017" calcext:value-type="float">
            <text:p>35,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017" calcext:value-type="float">
            <text:p>35,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017" calcext:value-type="float">
            <text:p>35,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083" calcext:value-type="float">
            <text:p>35,0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51" calcext:value-type="float">
            <text:p>34,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2:29:19.58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9T22:29:47.923000000</dc:date>
    <meta:editing-duration>PT19M19S</meta:editing-duration>
    <meta:editing-cycles>4</meta:editing-cycles>
    <meta:generator>LibreOffice/6.2.3.2$Windows_X86_64 LibreOffice_project/aecc05fe267cc68dde00352a451aa867b3b546ac</meta:generator>
    <meta:document-statistic meta:table-count="1" meta:cell-count="2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34" chart:maximum="39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207cm" svg:height="16.515cm" xlink:href=".." xlink:type="simple" chart:class="chart:scatter" chart:style-name="ch1">
        <chart:plot-area chart:style-name="ch2" table:cell-range-address="'TreeSize-Jakub Nowosielski'.A1:'TreeSize-Jakub Nowosielski'.B1200" svg:x="0.564cm" svg:y="0.33cm" svg:width="27.079cm" svg:height="15.855cm">
          <chartooo:coordinate-region svg:x="1.196cm" svg:y="0.33cm" svg:width="26.16cm" svg:height="15.20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reeSize-Jakub Nowosielski'.B1:'TreeSize-Jakub Nowosielski'.B1200" chart:class="chart:scatter">
            <chart:domain table:cell-range-address="'TreeSize-Jakub Nowosielski'.A1:'TreeSize-Jakub Nowosielski'.A1200"/>
            <chart:data-point chart:repeated="1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8">
                <text:p>758</text:p>
                <draw:g>
                  <svg:desc>'TreeSize-Jakub Nowosielski'.A1:'TreeSize-Jakub Nowosielski'.A1200</svg:desc>
                </draw:g>
              </table:table-cell>
              <table:table-cell office:value-type="float" office:value="34.884">
                <text:p>34.884</text:p>
                <draw:g>
                  <svg:desc>'TreeSize-Jakub Nowosielski'.B1:'TreeSize-Jakub Nowosielski'.B1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">
                <text:p>565</text:p>
              </table:table-cell>
              <table:table-cell office:value-type="float" office:value="35.681">
                <text:p>35.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">
                <text:p>432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0">
                <text:p>390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2">
                <text:p>332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9">
                <text:p>299</text:p>
              </table:table-cell>
              <table:table-cell office:value-type="float" office:value="36.213">
                <text:p>36.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2">
                <text:p>282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">
                <text:p>238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6">
                <text:p>186</text:p>
              </table:table-cell>
              <table:table-cell office:value-type="float" office:value="36.478">
                <text:p>36.4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">
                <text:p>187</text:p>
              </table:table-cell>
              <table:table-cell office:value-type="float" office:value="36.146">
                <text:p>36.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">
                <text:p>176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">
                <text:p>166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">
                <text:p>152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">
                <text:p>126</text:p>
              </table:table-cell>
              <table:table-cell office:value-type="float" office:value="37.475">
                <text:p>37.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">
                <text:p>121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">
                <text:p>78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">
                <text:p>74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8">
                <text:p>758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5">
                <text:p>565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">
                <text:p>432</text:p>
              </table:table-cell>
              <table:table-cell office:value-type="float" office:value="36.478">
                <text:p>36.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0">
                <text:p>390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2">
                <text:p>332</text:p>
              </table:table-cell>
              <table:table-cell office:value-type="float" office:value="36.412">
                <text:p>36.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">
                <text:p>282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8">
                <text:p>238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6">
                <text:p>186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">
                <text:p>187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6">
                <text:p>176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6">
                <text:p>166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">
                <text:p>152</text:p>
              </table:table-cell>
              <table:table-cell office:value-type="float" office:value="36.478">
                <text:p>36.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5">
                <text:p>135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">
                <text:p>128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">
                <text:p>126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6">
                <text:p>126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">
                <text:p>121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">
                <text:p>93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">
                <text:p>89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2">
                <text:p>82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">
                <text:p>78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">
                <text:p>7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8">
                <text:p>758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5">
                <text:p>565</text:p>
              </table:table-cell>
              <table:table-cell office:value-type="float" office:value="35.548">
                <text:p>35.5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2">
                <text:p>432</text:p>
              </table:table-cell>
              <table:table-cell office:value-type="float" office:value="36.478">
                <text:p>36.4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0">
                <text:p>390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2">
                <text:p>332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9">
                <text:p>299</text:p>
              </table:table-cell>
              <table:table-cell office:value-type="float" office:value="36.213">
                <text:p>36.2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2">
                <text:p>282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8">
                <text:p>238</text:p>
              </table:table-cell>
              <table:table-cell office:value-type="float" office:value="37.276">
                <text:p>37.2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6">
                <text:p>186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7">
                <text:p>187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6">
                <text:p>176</text:p>
              </table:table-cell>
              <table:table-cell office:value-type="float" office:value="36.478">
                <text:p>36.4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6">
                <text:p>166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">
                <text:p>152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">
                <text:p>135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">
                <text:p>128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6">
                <text:p>126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1">
                <text:p>121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">
                <text:p>89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">
                <text:p>82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1">
                <text:p>741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3">
                <text:p>553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2">
                <text:p>432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">
                <text:p>390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6">
                <text:p>326</text:p>
              </table:table-cell>
              <table:table-cell office:value-type="float" office:value="36.478">
                <text:p>36.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3">
                <text:p>293</text:p>
              </table:table-cell>
              <table:table-cell office:value-type="float" office:value="36.146">
                <text:p>36.1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6">
                <text:p>276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8">
                <text:p>238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6">
                <text:p>186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7">
                <text:p>187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">
                <text:p>176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2">
                <text:p>152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">
                <text:p>135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">
                <text:p>128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6">
                <text:p>126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6">
                <text:p>126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1">
                <text:p>121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">
                <text:p>82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">
                <text:p>78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6">
                <text:p>726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3">
                <text:p>523</text:p>
              </table:table-cell>
              <table:table-cell office:value-type="float" office:value="35.349">
                <text:p>35.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7">
                <text:p>427</text:p>
              </table:table-cell>
              <table:table-cell office:value-type="float" office:value="36.146">
                <text:p>36.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4">
                <text:p>384</text:p>
              </table:table-cell>
              <table:table-cell office:value-type="float" office:value="37.475">
                <text:p>37.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0">
                <text:p>320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">
                <text:p>264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2">
                <text:p>232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9">
                <text:p>209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6">
                <text:p>186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7">
                <text:p>187</text:p>
              </table:table-cell>
              <table:table-cell office:value-type="float" office:value="36.412">
                <text:p>36.4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2">
                <text:p>162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2">
                <text:p>152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5">
                <text:p>135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8">
                <text:p>128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6">
                <text:p>126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1">
                <text:p>121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3">
                <text:p>93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">
                <text:p>89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">
                <text:p>82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">
                <text:p>78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4">
                <text:p>74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4">
                <text:p>704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7">
                <text:p>517</text:p>
              </table:table-cell>
              <table:table-cell office:value-type="float" office:value="35.415">
                <text:p>35.4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4">
                <text:p>424</text:p>
              </table:table-cell>
              <table:table-cell office:value-type="float" office:value="36.213">
                <text:p>36.2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4">
                <text:p>384</text:p>
              </table:table-cell>
              <table:table-cell office:value-type="float" office:value="37.475">
                <text:p>37.4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0">
                <text:p>320</text:p>
              </table:table-cell>
              <table:table-cell office:value-type="float" office:value="36.412">
                <text:p>36.4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4">
                <text:p>264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2">
                <text:p>232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9">
                <text:p>209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6">
                <text:p>186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7">
                <text:p>187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2">
                <text:p>172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7">
                <text:p>157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0">
                <text:p>130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">
                <text:p>123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1">
                <text:p>121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1">
                <text:p>121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6">
                <text:p>116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">
                <text:p>93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">
                <text:p>89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2">
                <text:p>82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">
                <text:p>78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">
                <text:p>7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">
                <text:p>74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8">
                <text:p>698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1">
                <text:p>511</text:p>
              </table:table-cell>
              <table:table-cell office:value-type="float" office:value="35.282">
                <text:p>35.2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4">
                <text:p>424</text:p>
              </table:table-cell>
              <table:table-cell office:value-type="float" office:value="36.213">
                <text:p>36.2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0">
                <text:p>360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6">
                <text:p>296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7">
                <text:p>247</text:p>
              </table:table-cell>
              <table:table-cell office:value-type="float" office:value="36.412">
                <text:p>36.4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5">
                <text:p>215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9">
                <text:p>209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6">
                <text:p>186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7">
                <text:p>187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2">
                <text:p>172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">
                <text:p>147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0">
                <text:p>130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">
                <text:p>123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1">
                <text:p>121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1">
                <text:p>121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6">
                <text:p>116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">
                <text:p>93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9">
                <text:p>89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8">
                <text:p>78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">
                <text:p>74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">
                <text:p>74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">
                <text:p>74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2">
                <text:p>69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2">
                <text:p>512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4">
                <text:p>424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0">
                <text:p>36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6">
                <text:p>296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7">
                <text:p>247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5">
                <text:p>215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9">
                <text:p>209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6">
                <text:p>186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">
                <text:p>187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2">
                <text:p>172</text:p>
              </table:table-cell>
              <table:table-cell office:value-type="float" office:value="37.475">
                <text:p>37.4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7">
                <text:p>157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">
                <text:p>147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0">
                <text:p>130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3">
                <text:p>123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1">
                <text:p>121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1">
                <text:p>121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6">
                <text:p>116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">
                <text:p>87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3">
                <text:p>83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8">
                <text:p>78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">
                <text:p>74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">
                <text:p>74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">
                <text:p>74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86">
                <text:p>686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2">
                <text:p>512</text:p>
              </table:table-cell>
              <table:table-cell office:value-type="float" office:value="35.017">
                <text:p>35.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4">
                <text:p>424</text:p>
              </table:table-cell>
              <table:table-cell office:value-type="float" office:value="36.213">
                <text:p>36.2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">
                <text:p>349</text:p>
              </table:table-cell>
              <table:table-cell office:value-type="float" office:value="37.475">
                <text:p>37.4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6">
                <text:p>296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7">
                <text:p>247</text:p>
              </table:table-cell>
              <table:table-cell office:value-type="float" office:value="36.478">
                <text:p>36.4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5">
                <text:p>215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9">
                <text:p>209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6">
                <text:p>186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7">
                <text:p>187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2">
                <text:p>172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7">
                <text:p>157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0">
                <text:p>130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3">
                <text:p>123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1">
                <text:p>121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1">
                <text:p>121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6">
                <text:p>116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7">
                <text:p>87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3">
                <text:p>83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">
                <text:p>7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">
                <text:p>74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4">
                <text:p>7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">
                <text:p>74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80">
                <text:p>680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6">
                <text:p>506</text:p>
              </table:table-cell>
              <table:table-cell office:value-type="float" office:value="35.282">
                <text:p>35.2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18">
                <text:p>418</text:p>
              </table:table-cell>
              <table:table-cell office:value-type="float" office:value="35.748">
                <text:p>35.7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3">
                <text:p>343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6">
                <text:p>296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7">
                <text:p>247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5">
                <text:p>215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9">
                <text:p>209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3">
                <text:p>173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4">
                <text:p>174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9">
                <text:p>159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4">
                <text:p>144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4">
                <text:p>134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7">
                <text:p>117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0">
                <text:p>110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8">
                <text:p>108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8">
                <text:p>108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3">
                <text:p>103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7">
                <text:p>87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3">
                <text:p>83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8">
                <text:p>7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4">
                <text:p>74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">
                <text:p>7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">
                <text:p>74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80">
                <text:p>680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0">
                <text:p>500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14">
                <text:p>414</text:p>
              </table:table-cell>
              <table:table-cell office:value-type="float" office:value="35.681">
                <text:p>35.6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3">
                <text:p>343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6">
                <text:p>296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0">
                <text:p>210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4">
                <text:p>204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8">
                <text:p>168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9">
                <text:p>169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9">
                <text:p>159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4">
                <text:p>144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4">
                <text:p>134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7">
                <text:p>117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0">
                <text:p>1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8">
                <text:p>108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8">
                <text:p>108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3">
                <text:p>103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7">
                <text:p>87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3">
                <text:p>83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8">
                <text:p>7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">
                <text:p>74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">
                <text:p>7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">
                <text:p>74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5">
                <text:p>665</text:p>
              </table:table-cell>
              <table:table-cell office:value-type="float" office:value="35.349">
                <text:p>35.3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79">
                <text:p>479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93">
                <text:p>393</text:p>
              </table:table-cell>
              <table:table-cell office:value-type="float" office:value="35.681">
                <text:p>35.6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2">
                <text:p>322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5">
                <text:p>285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6">
                <text:p>236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4">
                <text:p>204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8">
                <text:p>19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8">
                <text:p>168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9">
                <text:p>169</text:p>
              </table:table-cell>
              <table:table-cell office:value-type="float" office:value="37.475">
                <text:p>37.4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9">
                <text:p>159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4">
                <text:p>144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4">
                <text:p>134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7">
                <text:p>117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0">
                <text:p>110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8">
                <text:p>108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8">
                <text:p>108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3">
                <text:p>103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7">
                <text:p>87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3">
                <text:p>83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8">
                <text:p>78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4">
                <text:p>74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">
                <text:p>74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">
                <text:p>74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54">
                <text:p>654</text:p>
              </table:table-cell>
              <table:table-cell office:value-type="float" office:value="35.482">
                <text:p>35.4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8">
                <text:p>468</text:p>
              </table:table-cell>
              <table:table-cell office:value-type="float" office:value="35.216">
                <text:p>35.2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3">
                <text:p>393</text:p>
              </table:table-cell>
              <table:table-cell office:value-type="float" office:value="35.482">
                <text:p>35.4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2">
                <text:p>322</text:p>
              </table:table-cell>
              <table:table-cell office:value-type="float" office:value="37.276">
                <text:p>37.2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5">
                <text:p>285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6">
                <text:p>236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4">
                <text:p>204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8">
                <text:p>19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8">
                <text:p>168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4">
                <text:p>164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">
                <text:p>149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9">
                <text:p>139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">
                <text:p>129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2">
                <text:p>112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5">
                <text:p>105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3">
                <text:p>103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3">
                <text:p>103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8">
                <text:p>98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2">
                <text:p>82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8">
                <text:p>78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3">
                <text:p>73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9">
                <text:p>69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">
                <text:p>69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9">
                <text:p>69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2">
                <text:p>612</text:p>
              </table:table-cell>
              <table:table-cell office:value-type="float" office:value="36.013">
                <text:p>36.0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59">
                <text:p>459</text:p>
              </table:table-cell>
              <table:table-cell office:value-type="float" office:value="35.814">
                <text:p>35.8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5">
                <text:p>345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5">
                <text:p>285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6">
                <text:p>236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4">
                <text:p>204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8">
                <text:p>198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8">
                <text:p>168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4">
                <text:p>164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9">
                <text:p>149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9">
                <text:p>139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9">
                <text:p>129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2">
                <text:p>112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5">
                <text:p>105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3">
                <text:p>103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3">
                <text:p>103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8">
                <text:p>98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">
                <text:p>82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8">
                <text:p>78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3">
                <text:p>73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">
                <text:p>69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9">
                <text:p>69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">
                <text:p>69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7">
                <text:p>567</text:p>
              </table:table-cell>
              <table:table-cell office:value-type="float" office:value="36.013">
                <text:p>36.0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8">
                <text:p>448</text:p>
              </table:table-cell>
              <table:table-cell office:value-type="float" office:value="36.013">
                <text:p>36.0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5">
                <text:p>345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11">
                <text:p>311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5">
                <text:p>285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6">
                <text:p>236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4">
                <text:p>204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7">
                <text:p>187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7">
                <text:p>157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3">
                <text:p>153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9">
                <text:p>149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9">
                <text:p>139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9">
                <text:p>129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2">
                <text:p>112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5">
                <text:p>105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">
                <text:p>103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">
                <text:p>103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">
                <text:p>98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2">
                <text:p>82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8">
                <text:p>78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3">
                <text:p>73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9">
                <text:p>69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9">
                <text:p>69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9">
                <text:p>69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52">
                <text:p>552</text:p>
              </table:table-cell>
              <table:table-cell office:value-type="float" office:value="35.947">
                <text:p>35.9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4">
                <text:p>384</text:p>
              </table:table-cell>
              <table:table-cell office:value-type="float" office:value="36.013">
                <text:p>36.0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3">
                <text:p>333</text:p>
              </table:table-cell>
              <table:table-cell office:value-type="float" office:value="36.213">
                <text:p>36.2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9">
                <text:p>299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5">
                <text:p>265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6">
                <text:p>216</text:p>
              </table:table-cell>
              <table:table-cell office:value-type="float" office:value="37.475">
                <text:p>37.4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4">
                <text:p>204</text:p>
              </table:table-cell>
              <table:table-cell office:value-type="float" office:value="37.475">
                <text:p>37.4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7">
                <text:p>187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7">
                <text:p>157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3">
                <text:p>153</text:p>
              </table:table-cell>
              <table:table-cell office:value-type="float" office:value="37.276">
                <text:p>37.2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0">
                <text:p>130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4">
                <text:p>124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4">
                <text:p>114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6">
                <text:p>106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5">
                <text:p>105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3">
                <text:p>103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3">
                <text:p>103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8">
                <text:p>98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">
                <text:p>82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8">
                <text:p>78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3">
                <text:p>73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9">
                <text:p>69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9">
                <text:p>69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9">
                <text:p>69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7">
                <text:p>547</text:p>
              </table:table-cell>
              <table:table-cell office:value-type="float" office:value="36.013">
                <text:p>36.0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4">
                <text:p>374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13">
                <text:p>313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94">
                <text:p>294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5">
                <text:p>265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6">
                <text:p>216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4">
                <text:p>204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7">
                <text:p>187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">
                <text:p>157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3">
                <text:p>153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0">
                <text:p>130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">
                <text:p>124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4">
                <text:p>114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6">
                <text:p>106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5">
                <text:p>105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">
                <text:p>103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">
                <text:p>103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8">
                <text:p>98</text:p>
              </table:table-cell>
              <table:table-cell office:value-type="float" office:value="38.804">
                <text:p>38.8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2">
                <text:p>82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3">
                <text:p>73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8">
                <text:p>68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4">
                <text:p>64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">
                <text:p>64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">
                <text:p>64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75">
                <text:p>475</text:p>
              </table:table-cell>
              <table:table-cell office:value-type="float" office:value="36.08">
                <text:p>36.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79">
                <text:p>379</text:p>
              </table:table-cell>
              <table:table-cell office:value-type="float" office:value="35.947">
                <text:p>35.9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3">
                <text:p>313</text:p>
              </table:table-cell>
              <table:table-cell office:value-type="float" office:value="36.08">
                <text:p>36.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4">
                <text:p>294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5">
                <text:p>265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6">
                <text:p>216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4">
                <text:p>204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7">
                <text:p>187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7">
                <text:p>157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3">
                <text:p>153</text:p>
              </table:table-cell>
              <table:table-cell office:value-type="float" office:value="37.276">
                <text:p>37.2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0">
                <text:p>130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4">
                <text:p>124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4">
                <text:p>114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1">
                <text:p>101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">
                <text:p>100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8">
                <text:p>9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8">
                <text:p>98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3">
                <text:p>93</text:p>
              </table:table-cell>
              <table:table-cell office:value-type="float" office:value="38.738">
                <text:p>38.7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2">
                <text:p>82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3">
                <text:p>73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8">
                <text:p>68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4">
                <text:p>64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4">
                <text:p>64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4">
                <text:p>6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67">
                <text:p>467</text:p>
              </table:table-cell>
              <table:table-cell office:value-type="float" office:value="35.681">
                <text:p>35.6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76">
                <text:p>376</text:p>
              </table:table-cell>
              <table:table-cell office:value-type="float" office:value="36.146">
                <text:p>36.1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0">
                <text:p>310</text:p>
              </table:table-cell>
              <table:table-cell office:value-type="float" office:value="35.947">
                <text:p>35.9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1">
                <text:p>291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1">
                <text:p>251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6">
                <text:p>216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4">
                <text:p>204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7">
                <text:p>187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7">
                <text:p>157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8">
                <text:p>148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5">
                <text:p>125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4">
                <text:p>124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4">
                <text:p>114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1">
                <text:p>101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0">
                <text:p>100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4">
                <text:p>9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4">
                <text:p>9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">
                <text:p>89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8">
                <text:p>78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3">
                <text:p>73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8">
                <text:p>68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4">
                <text:p>64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4">
                <text:p>64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">
                <text:p>6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7">
                <text:p>467</text:p>
              </table:table-cell>
              <table:table-cell office:value-type="float" office:value="35.482">
                <text:p>35.4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76">
                <text:p>376</text:p>
              </table:table-cell>
              <table:table-cell office:value-type="float" office:value="36.213">
                <text:p>36.2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10">
                <text:p>310</text:p>
              </table:table-cell>
              <table:table-cell office:value-type="float" office:value="36.013">
                <text:p>36.0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1">
                <text:p>291</text:p>
              </table:table-cell>
              <table:table-cell office:value-type="float" office:value="37.276">
                <text:p>37.2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1">
                <text:p>251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16">
                <text:p>216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9">
                <text:p>199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2">
                <text:p>182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6">
                <text:p>146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7">
                <text:p>137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4">
                <text:p>114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8">
                <text:p>118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4">
                <text:p>114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1">
                <text:p>101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">
                <text:p>9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">
                <text:p>9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9">
                <text:p>89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8">
                <text:p>78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3">
                <text:p>73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8">
                <text:p>68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4">
                <text:p>64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4">
                <text:p>64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4">
                <text:p>6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3">
                <text:p>453</text:p>
              </table:table-cell>
              <table:table-cell office:value-type="float" office:value="36.213">
                <text:p>36.2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0">
                <text:p>370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4">
                <text:p>284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5">
                <text:p>265</text:p>
              </table:table-cell>
              <table:table-cell office:value-type="float" office:value="37.276">
                <text:p>37.2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5">
                <text:p>225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6">
                <text:p>216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">
                <text:p>199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2">
                <text:p>182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6">
                <text:p>146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7">
                <text:p>137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4">
                <text:p>114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8">
                <text:p>118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4">
                <text:p>114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1">
                <text:p>101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4">
                <text:p>94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4">
                <text:p>94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9">
                <text:p>89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8">
                <text:p>78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3">
                <text:p>73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8">
                <text:p>68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4">
                <text:p>64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4">
                <text:p>64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4">
                <text:p>64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9">
                <text:p>429</text:p>
              </table:table-cell>
              <table:table-cell office:value-type="float" office:value="36.146">
                <text:p>36.1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59">
                <text:p>359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3">
                <text:p>273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4">
                <text:p>254</text:p>
              </table:table-cell>
              <table:table-cell office:value-type="float" office:value="37.475">
                <text:p>37.4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14">
                <text:p>214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5">
                <text:p>205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9">
                <text:p>199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2">
                <text:p>182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6">
                <text:p>146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7">
                <text:p>137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4">
                <text:p>114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8">
                <text:p>118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4">
                <text:p>114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1">
                <text:p>101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0">
                <text:p>100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4">
                <text:p>94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4">
                <text:p>94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9">
                <text:p>89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8">
                <text:p>78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3">
                <text:p>73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">
                <text:p>68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4">
                <text:p>64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4">
                <text:p>64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4">
                <text:p>64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04">
                <text:p>404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59">
                <text:p>359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39">
                <text:p>239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29">
                <text:p>229</text:p>
              </table:table-cell>
              <table:table-cell office:value-type="float" office:value="37.475">
                <text:p>37.4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4">
                <text:p>214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5">
                <text:p>205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9">
                <text:p>199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2">
                <text:p>182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6">
                <text:p>146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7">
                <text:p>137</text:p>
              </table:table-cell>
              <table:table-cell office:value-type="float" office:value="37.475">
                <text:p>37.4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4">
                <text:p>114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5">
                <text:p>105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1">
                <text:p>101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6">
                <text:p>96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5">
                <text:p>95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9">
                <text:p>89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9">
                <text:p>89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9">
                <text:p>89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8">
                <text:p>78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3">
                <text:p>73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8">
                <text:p>68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4">
                <text:p>64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4">
                <text:p>64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4">
                <text:p>64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95">
                <text:p>395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88">
                <text:p>288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3">
                <text:p>233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9">
                <text:p>229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4">
                <text:p>214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5">
                <text:p>205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9">
                <text:p>199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2">
                <text:p>182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6">
                <text:p>146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7">
                <text:p>137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4">
                <text:p>114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5">
                <text:p>105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1">
                <text:p>101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6">
                <text:p>96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5">
                <text:p>95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9">
                <text:p>89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9">
                <text:p>89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9">
                <text:p>89</text:p>
              </table:table-cell>
              <table:table-cell office:value-type="float" office:value="38.738">
                <text:p>38.7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8">
                <text:p>78</text:p>
              </table:table-cell>
              <table:table-cell office:value-type="float" office:value="38.87">
                <text:p>38.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3">
                <text:p>73</text:p>
              </table:table-cell>
              <table:table-cell office:value-type="float" office:value="38.804">
                <text:p>38.8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">
                <text:p>68</text:p>
              </table:table-cell>
              <table:table-cell office:value-type="float" office:value="38.87">
                <text:p>38.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4">
                <text:p>64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4">
                <text:p>64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">
                <text:p>64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90">
                <text:p>390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8">
                <text:p>288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3">
                <text:p>233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29">
                <text:p>229</text:p>
              </table:table-cell>
              <table:table-cell office:value-type="float" office:value="37.475">
                <text:p>37.4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4">
                <text:p>214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5">
                <text:p>205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9">
                <text:p>199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2">
                <text:p>182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">
                <text:p>146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7">
                <text:p>137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4">
                <text:p>11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5">
                <text:p>105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1">
                <text:p>101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6">
                <text:p>96</text:p>
              </table:table-cell>
              <table:table-cell office:value-type="float" office:value="38.87">
                <text:p>38.8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5">
                <text:p>95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9">
                <text:p>89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9">
                <text:p>89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9">
                <text:p>89</text:p>
              </table:table-cell>
              <table:table-cell office:value-type="float" office:value="38.87">
                <text:p>38.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8">
                <text:p>78</text:p>
              </table:table-cell>
              <table:table-cell office:value-type="float" office:value="38.87">
                <text:p>38.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3">
                <text:p>73</text:p>
              </table:table-cell>
              <table:table-cell office:value-type="float" office:value="38.738">
                <text:p>38.7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8">
                <text:p>68</text:p>
              </table:table-cell>
              <table:table-cell office:value-type="float" office:value="38.804">
                <text:p>38.8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4">
                <text:p>64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4">
                <text:p>64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4">
                <text:p>64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75">
                <text:p>375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50">
                <text:p>250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33">
                <text:p>233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9">
                <text:p>229</text:p>
              </table:table-cell>
              <table:table-cell office:value-type="float" office:value="37.276">
                <text:p>37.2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4">
                <text:p>214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5">
                <text:p>205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9">
                <text:p>199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9">
                <text:p>159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3">
                <text:p>123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4">
                <text:p>114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9">
                <text:p>109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0">
                <text:p>100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6">
                <text:p>96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5">
                <text:p>85</text:p>
              </table:table-cell>
              <table:table-cell office:value-type="float" office:value="39.003">
                <text:p>39.0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4">
                <text:p>84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8">
                <text:p>78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8">
                <text:p>78</text:p>
              </table:table-cell>
              <table:table-cell office:value-type="float" office:value="38.738">
                <text:p>38.7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8">
                <text:p>78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3">
                <text:p>73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">
                <text:p>68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3">
                <text:p>63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9">
                <text:p>59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9">
                <text:p>59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9">
                <text:p>59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5">
                <text:p>375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0">
                <text:p>250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33">
                <text:p>233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29">
                <text:p>229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6">
                <text:p>196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7">
                <text:p>187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1">
                <text:p>181</text:p>
              </table:table-cell>
              <table:table-cell office:value-type="float" office:value="38.738">
                <text:p>38.7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1">
                <text:p>141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3">
                <text:p>123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4">
                <text:p>114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9">
                <text:p>109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0">
                <text:p>100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6">
                <text:p>96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5">
                <text:p>85</text:p>
              </table:table-cell>
              <table:table-cell office:value-type="float" office:value="38.937">
                <text:p>38.9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4">
                <text:p>84</text:p>
              </table:table-cell>
              <table:table-cell office:value-type="float" office:value="39.003">
                <text:p>39.0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8">
                <text:p>78</text:p>
              </table:table-cell>
              <table:table-cell office:value-type="float" office:value="39.003">
                <text:p>39.0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8">
                <text:p>78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8">
                <text:p>78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3">
                <text:p>73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8">
                <text:p>68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3">
                <text:p>63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9">
                <text:p>59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9">
                <text:p>59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9">
                <text:p>59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12">
                <text:p>312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34">
                <text:p>234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0">
                <text:p>190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1">
                <text:p>191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8">
                <text:p>158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">
                <text:p>149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3">
                <text:p>143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1">
                <text:p>141</text:p>
              </table:table-cell>
              <table:table-cell office:value-type="float" office:value="38.738">
                <text:p>38.73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8">
                <text:p>118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4">
                <text:p>114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9">
                <text:p>109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0">
                <text:p>100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6">
                <text:p>96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5">
                <text:p>85</text:p>
              </table:table-cell>
              <table:table-cell office:value-type="float" office:value="38.738">
                <text:p>38.7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4">
                <text:p>84</text:p>
              </table:table-cell>
              <table:table-cell office:value-type="float" office:value="38.804">
                <text:p>38.8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8">
                <text:p>78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8">
                <text:p>78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8">
                <text:p>78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3">
                <text:p>73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8">
                <text:p>68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3">
                <text:p>63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9">
                <text:p>59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9">
                <text:p>59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9">
                <text:p>59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4">
                <text:p>264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6">
                <text:p>226</text:p>
              </table:table-cell>
              <table:table-cell office:value-type="float" office:value="37.276">
                <text:p>37.2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2">
                <text:p>182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3">
                <text:p>183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0">
                <text:p>150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1">
                <text:p>141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">
                <text:p>135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3">
                <text:p>133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0">
                <text:p>110</text:p>
              </table:table-cell>
              <table:table-cell office:value-type="float" office:value="37.475">
                <text:p>37.4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0">
                <text:p>110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5">
                <text:p>105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6">
                <text:p>96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6">
                <text:p>96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5">
                <text:p>85</text:p>
              </table:table-cell>
              <table:table-cell office:value-type="float" office:value="38.804">
                <text:p>38.8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5">
                <text:p>75</text:p>
              </table:table-cell>
              <table:table-cell office:value-type="float" office:value="38.804">
                <text:p>38.8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">
                <text:p>69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">
                <text:p>69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">
                <text:p>69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5">
                <text:p>55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5">
                <text:p>55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0">
                <text:p>50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6">
                <text:p>46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6">
                <text:p>46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6">
                <text:p>46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46">
                <text:p>246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3">
                <text:p>183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9">
                <text:p>149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6">
                <text:p>146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7">
                <text:p>137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6">
                <text:p>126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6">
                <text:p>126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1">
                <text:p>111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8">
                <text:p>88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8">
                <text:p>88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3">
                <text:p>83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4">
                <text:p>74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4">
                <text:p>74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3">
                <text:p>63</text:p>
              </table:table-cell>
              <table:table-cell office:value-type="float" office:value="38.738">
                <text:p>38.73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5">
                <text:p>75</text:p>
              </table:table-cell>
              <table:table-cell office:value-type="float" office:value="38.804">
                <text:p>38.8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9">
                <text:p>69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9">
                <text:p>69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9">
                <text:p>69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5">
                <text:p>55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5">
                <text:p>55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0">
                <text:p>50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6">
                <text:p>46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6">
                <text:p>46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6">
                <text:p>46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1">
                <text:p>241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8">
                <text:p>178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">
                <text:p>14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8">
                <text:p>138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4">
                <text:p>114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8">
                <text:p>108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8">
                <text:p>108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1">
                <text:p>111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8">
                <text:p>88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8">
                <text:p>88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3">
                <text:p>83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">
                <text:p>7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4">
                <text:p>7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3">
                <text:p>63</text:p>
              </table:table-cell>
              <table:table-cell office:value-type="float" office:value="38.804">
                <text:p>38.80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7">
                <text:p>57</text:p>
              </table:table-cell>
              <table:table-cell office:value-type="float" office:value="38.87">
                <text:p>38.8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1">
                <text:p>51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1">
                <text:p>51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1">
                <text:p>51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5">
                <text:p>55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5">
                <text:p>55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0">
                <text:p>50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6">
                <text:p>46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6">
                <text:p>46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6">
                <text:p>46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1">
                <text:p>241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8">
                <text:p>178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4">
                <text:p>144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8">
                <text:p>138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4">
                <text:p>114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8">
                <text:p>108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8">
                <text:p>108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1">
                <text:p>111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8">
                <text:p>88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8">
                <text:p>88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3">
                <text:p>83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3">
                <text:p>63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3">
                <text:p>63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3">
                <text:p>63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7">
                <text:p>57</text:p>
              </table:table-cell>
              <table:table-cell office:value-type="float" office:value="39.136">
                <text:p>39.13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1">
                <text:p>51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1">
                <text:p>51</text:p>
              </table:table-cell>
              <table:table-cell office:value-type="float" office:value="38.804">
                <text:p>38.80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1">
                <text:p>51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5">
                <text:p>55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5">
                <text:p>55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0">
                <text:p>50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6">
                <text:p>46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6">
                <text:p>46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6">
                <text:p>46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30">
                <text:p>230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8">
                <text:p>148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4">
                <text:p>144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8">
                <text:p>13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4">
                <text:p>114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8">
                <text:p>108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8">
                <text:p>108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1">
                <text:p>111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8">
                <text:p>88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8">
                <text:p>88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3">
                <text:p>83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3">
                <text:p>63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3">
                <text:p>63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3">
                <text:p>63</text:p>
              </table:table-cell>
              <table:table-cell office:value-type="float" office:value="38.738">
                <text:p>38.73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7">
                <text:p>57</text:p>
              </table:table-cell>
              <table:table-cell office:value-type="float" office:value="38.804">
                <text:p>38.8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1">
                <text:p>51</text:p>
              </table:table-cell>
              <table:table-cell office:value-type="float" office:value="38.87">
                <text:p>38.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">
                <text:p>51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1">
                <text:p>51</text:p>
              </table:table-cell>
              <table:table-cell office:value-type="float" office:value="38.738">
                <text:p>38.73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5">
                <text:p>55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5">
                <text:p>55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0">
                <text:p>50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6">
                <text:p>46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6">
                <text:p>46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6">
                <text:p>46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24">
                <text:p>224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8">
                <text:p>148</text:p>
              </table:table-cell>
              <table:table-cell office:value-type="float" office:value="38.272">
                <text:p>38.2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4">
                <text:p>144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38">
                <text:p>138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4">
                <text:p>114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8">
                <text:p>88</text:p>
              </table:table-cell>
              <table:table-cell office:value-type="float" office:value="38.538">
                <text:p>38.5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8">
                <text:p>88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5">
                <text:p>85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2">
                <text:p>62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2">
                <text:p>62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7">
                <text:p>57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7">
                <text:p>57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7">
                <text:p>57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7">
                <text:p>57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1">
                <text:p>51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1">
                <text:p>51</text:p>
              </table:table-cell>
              <table:table-cell office:value-type="float" office:value="38.671">
                <text:p>38.67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">
                <text:p>51</text:p>
              </table:table-cell>
              <table:table-cell office:value-type="float" office:value="38.405">
                <text:p>38.4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1">
                <text:p>51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5">
                <text:p>55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5">
                <text:p>55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0">
                <text:p>50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1">
                <text:p>41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1">
                <text:p>41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1">
                <text:p>41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91">
                <text:p>191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48">
                <text:p>148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44">
                <text:p>144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38">
                <text:p>138</text:p>
              </table:table-cell>
              <table:table-cell office:value-type="float" office:value="38.073">
                <text:p>38.07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4">
                <text:p>114</text:p>
              </table:table-cell>
              <table:table-cell office:value-type="float" office:value="38.472">
                <text:p>38.4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8">
                <text:p>88</text:p>
              </table:table-cell>
              <table:table-cell office:value-type="float" office:value="38.339">
                <text:p>38.3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8">
                <text:p>88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5">
                <text:p>85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2">
                <text:p>62</text:p>
              </table:table-cell>
              <table:table-cell office:value-type="float" office:value="37.874">
                <text:p>37.87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2">
                <text:p>62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7">
                <text:p>57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7">
                <text:p>57</text:p>
              </table:table-cell>
              <table:table-cell office:value-type="float" office:value="37.608">
                <text:p>37.6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7">
                <text:p>57</text:p>
              </table:table-cell>
              <table:table-cell office:value-type="float" office:value="37.807">
                <text:p>37.80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7">
                <text:p>57</text:p>
              </table:table-cell>
              <table:table-cell office:value-type="float" office:value="37.674">
                <text:p>37.6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1">
                <text:p>51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1">
                <text:p>51</text:p>
              </table:table-cell>
              <table:table-cell office:value-type="float" office:value="37.741">
                <text:p>37.74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1">
                <text:p>51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1">
                <text:p>51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5">
                <text:p>55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5">
                <text:p>55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0">
                <text:p>50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">
                <text:p>41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">
                <text:p>41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">
                <text:p>41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9">
                <text:p>169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6">
                <text:p>126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2">
                <text:p>122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6">
                <text:p>116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2">
                <text:p>92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5">
                <text:p>75</text:p>
              </table:table-cell>
              <table:table-cell office:value-type="float" office:value="37.276">
                <text:p>37.27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5">
                <text:p>75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2">
                <text:p>72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2">
                <text:p>62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2">
                <text:p>62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7">
                <text:p>57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7">
                <text:p>57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7">
                <text:p>57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7">
                <text:p>57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1">
                <text:p>51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1">
                <text:p>51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1">
                <text:p>51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1">
                <text:p>51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5">
                <text:p>55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5">
                <text:p>55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0">
                <text:p>50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1">
                <text:p>41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1">
                <text:p>41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1">
                <text:p>41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6">
                <text:p>156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6">
                <text:p>126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2">
                <text:p>122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6">
                <text:p>116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2">
                <text:p>92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5">
                <text:p>75</text:p>
              </table:table-cell>
              <table:table-cell office:value-type="float" office:value="37.276">
                <text:p>37.27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5">
                <text:p>75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2">
                <text:p>72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2">
                <text:p>62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2">
                <text:p>62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7">
                <text:p>57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7">
                <text:p>57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7">
                <text:p>57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7">
                <text:p>57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1">
                <text:p>51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1">
                <text:p>51</text:p>
              </table:table-cell>
              <table:table-cell office:value-type="float" office:value="37.542">
                <text:p>37.5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1">
                <text:p>51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1">
                <text:p>51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5">
                <text:p>55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5">
                <text:p>55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0">
                <text:p>50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1">
                <text:p>41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1">
                <text:p>41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1">
                <text:p>41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6">
                <text:p>156</text:p>
              </table:table-cell>
              <table:table-cell office:value-type="float" office:value="37.342">
                <text:p>37.34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6">
                <text:p>126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2">
                <text:p>122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1">
                <text:p>111</text:p>
              </table:table-cell>
              <table:table-cell office:value-type="float" office:value="36.478">
                <text:p>36.4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3">
                <text:p>63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0">
                <text:p>70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0">
                <text:p>70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7">
                <text:p>67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7">
                <text:p>57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7">
                <text:p>57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7">
                <text:p>57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7">
                <text:p>57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7">
                <text:p>57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7">
                <text:p>57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1">
                <text:p>51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1">
                <text:p>51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1">
                <text:p>51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1">
                <text:p>51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5">
                <text:p>55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5">
                <text:p>55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0">
                <text:p>50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1">
                <text:p>41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1">
                <text:p>41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1">
                <text:p>41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0">
                <text:p>120</text:p>
              </table:table-cell>
              <table:table-cell office:value-type="float" office:value="36.412">
                <text:p>36.41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2">
                <text:p>72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8">
                <text:p>68</text:p>
              </table:table-cell>
              <table:table-cell office:value-type="float" office:value="36.146">
                <text:p>36.1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8">
                <text:p>68</text:p>
              </table:table-cell>
              <table:table-cell office:value-type="float" office:value="36.146">
                <text:p>36.1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3">
                <text:p>63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4">
                <text:p>64</text:p>
              </table:table-cell>
              <table:table-cell office:value-type="float" office:value="36.412">
                <text:p>36.41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4">
                <text:p>64</text:p>
              </table:table-cell>
              <table:table-cell office:value-type="float" office:value="36.146">
                <text:p>36.14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1">
                <text:p>61</text:p>
              </table:table-cell>
              <table:table-cell office:value-type="float" office:value="36.146">
                <text:p>36.14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7">
                <text:p>57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7">
                <text:p>57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7">
                <text:p>57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7">
                <text:p>57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7">
                <text:p>57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7">
                <text:p>57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1">
                <text:p>51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1">
                <text:p>51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1">
                <text:p>51</text:p>
              </table:table-cell>
              <table:table-cell office:value-type="float" office:value="36.877">
                <text:p>36.87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1">
                <text:p>51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5">
                <text:p>55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5">
                <text:p>55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0">
                <text:p>50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1">
                <text:p>41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1">
                <text:p>41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1">
                <text:p>41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6">
                <text:p>106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8">
                <text:p>58</text:p>
              </table:table-cell>
              <table:table-cell office:value-type="float" office:value="36.08">
                <text:p>36.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4">
                <text:p>54</text:p>
              </table:table-cell>
              <table:table-cell office:value-type="float" office:value="36.213">
                <text:p>36.2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4">
                <text:p>54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9">
                <text:p>49</text:p>
              </table:table-cell>
              <table:table-cell office:value-type="float" office:value="36.478">
                <text:p>36.47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6">
                <text:p>46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6">
                <text:p>46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3">
                <text:p>43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3">
                <text:p>43</text:p>
              </table:table-cell>
              <table:table-cell office:value-type="float" office:value="36.412">
                <text:p>36.4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3">
                <text:p>43</text:p>
              </table:table-cell>
              <table:table-cell office:value-type="float" office:value="36.478">
                <text:p>36.47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3">
                <text:p>43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3">
                <text:p>43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3">
                <text:p>43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3">
                <text:p>43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7">
                <text:p>37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7">
                <text:p>37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7">
                <text:p>37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7">
                <text:p>37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1">
                <text:p>41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1">
                <text:p>41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1">
                <text:p>41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1">
                <text:p>41</text:p>
              </table:table-cell>
              <table:table-cell office:value-type="float" office:value="36.944">
                <text:p>36.9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1">
                <text:p>41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1">
                <text:p>41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2">
                <text:p>62</text:p>
              </table:table-cell>
              <table:table-cell office:value-type="float" office:value="35.681">
                <text:p>35.68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8">
                <text:p>58</text:p>
              </table:table-cell>
              <table:table-cell office:value-type="float" office:value="36.346">
                <text:p>36.3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4">
                <text:p>54</text:p>
              </table:table-cell>
              <table:table-cell office:value-type="float" office:value="36.478">
                <text:p>36.4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4">
                <text:p>54</text:p>
              </table:table-cell>
              <table:table-cell office:value-type="float" office:value="36.611">
                <text:p>36.6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9">
                <text:p>49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6">
                <text:p>46</text:p>
              </table:table-cell>
              <table:table-cell office:value-type="float" office:value="36.744">
                <text:p>36.74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6">
                <text:p>46</text:p>
              </table:table-cell>
              <table:table-cell office:value-type="float" office:value="36.412">
                <text:p>36.4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3">
                <text:p>43</text:p>
              </table:table-cell>
              <table:table-cell office:value-type="float" office:value="36.412">
                <text:p>36.4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3">
                <text:p>43</text:p>
              </table:table-cell>
              <table:table-cell office:value-type="float" office:value="36.478">
                <text:p>36.47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3">
                <text:p>43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3">
                <text:p>43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3">
                <text:p>43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3">
                <text:p>43</text:p>
              </table:table-cell>
              <table:table-cell office:value-type="float" office:value="36.811">
                <text:p>36.8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3">
                <text:p>43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1">
                <text:p>31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1">
                <text:p>31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1">
                <text:p>31</text:p>
              </table:table-cell>
              <table:table-cell office:value-type="float" office:value="37.076">
                <text:p>37.07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1">
                <text:p>31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1">
                <text:p>41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1">
                <text:p>41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1">
                <text:p>41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1">
                <text:p>41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1">
                <text:p>41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1">
                <text:p>41</text:p>
              </table:table-cell>
              <table:table-cell office:value-type="float" office:value="37.209">
                <text:p>37.20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2">
                <text:p>62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8">
                <text:p>58</text:p>
              </table:table-cell>
              <table:table-cell office:value-type="float" office:value="35.814">
                <text:p>35.8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4">
                <text:p>54</text:p>
              </table:table-cell>
              <table:table-cell office:value-type="float" office:value="35.947">
                <text:p>35.94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4">
                <text:p>54</text:p>
              </table:table-cell>
              <table:table-cell office:value-type="float" office:value="36.013">
                <text:p>36.0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">
                <text:p>49</text:p>
              </table:table-cell>
              <table:table-cell office:value-type="float" office:value="36.013">
                <text:p>36.0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6">
                <text:p>46</text:p>
              </table:table-cell>
              <table:table-cell office:value-type="float" office:value="36.013">
                <text:p>36.01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6">
                <text:p>46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3">
                <text:p>43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3">
                <text:p>43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3">
                <text:p>43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3">
                <text:p>43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3">
                <text:p>43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3">
                <text:p>43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3">
                <text:p>43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1">
                <text:p>3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1">
                <text:p>3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1">
                <text:p>3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1">
                <text:p>31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1">
                <text:p>41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1">
                <text:p>41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1">
                <text:p>41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1">
                <text:p>41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1">
                <text:p>41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1">
                <text:p>41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2">
                <text:p>62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8">
                <text:p>58</text:p>
              </table:table-cell>
              <table:table-cell office:value-type="float" office:value="36.08">
                <text:p>36.0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4">
                <text:p>54</text:p>
              </table:table-cell>
              <table:table-cell office:value-type="float" office:value="35.615">
                <text:p>35.6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4">
                <text:p>54</text:p>
              </table:table-cell>
              <table:table-cell office:value-type="float" office:value="35.615">
                <text:p>35.61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9">
                <text:p>49</text:p>
              </table:table-cell>
              <table:table-cell office:value-type="float" office:value="35.615">
                <text:p>35.61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1">
                <text:p>41</text:p>
              </table:table-cell>
              <table:table-cell office:value-type="float" office:value="35.615">
                <text:p>35.61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1">
                <text:p>41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2">
                <text:p>2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2">
                <text:p>2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2">
                <text:p>22</text:p>
              </table:table-cell>
              <table:table-cell office:value-type="float" office:value="35.017">
                <text:p>35.01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2">
                <text:p>22</text:p>
              </table:table-cell>
              <table:table-cell office:value-type="float" office:value="35.017">
                <text:p>35.01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2">
                <text:p>22</text:p>
              </table:table-cell>
              <table:table-cell office:value-type="float" office:value="35.017">
                <text:p>35.01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">
                <text:p>22</text:p>
              </table:table-cell>
              <table:table-cell office:value-type="float" office:value="35.017">
                <text:p>35.01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2">
                <text:p>22</text:p>
              </table:table-cell>
              <table:table-cell office:value-type="float" office:value="35.017">
                <text:p>35.01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">
                <text:p>10</text:p>
              </table:table-cell>
              <table:table-cell office:value-type="float" office:value="35.017">
                <text:p>35.01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">
                <text:p>10</text:p>
              </table:table-cell>
              <table:table-cell office:value-type="float" office:value="35.017">
                <text:p>35.0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">
                <text:p>10</text:p>
              </table:table-cell>
              <table:table-cell office:value-type="float" office:value="35.017">
                <text:p>35.01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">
                <text:p>10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">
                <text:p>20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">
                <text:p>20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">
                <text:p>20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">
                <text:p>20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0">
                <text:p>20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0">
                <text:p>20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7">
                <text:p>37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3">
                <text:p>33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9">
                <text:p>29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9">
                <text:p>29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9">
                <text:p>29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9">
                <text:p>29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9">
                <text:p>29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7">
                <text:p>37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3">
                <text:p>33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9">
                <text:p>29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9">
                <text:p>29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9">
                <text:p>29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9">
                <text:p>29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9">
                <text:p>29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">
                <text:p>10</text:p>
              </table:table-cell>
              <table:table-cell office:value-type="float" office:value="34.551">
                <text:p>34.55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